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13.4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ユーザ名</text:p>
          </table:table-cell>
          <table:table-cell table:style-name="ce1" office:value-type="string" calcext:value-type="string">
            <text:p>ハッシュ値（SHA256・ソルトなし）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fc8252c8dc55839967c58b9ad755a59b61b67c13227ddae4bd3f78a38bf394f7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 office:value-type="string" calcext:value-type="string">
            <text:p>1b73e027e8850cf4c1f7de0f0b4e4601bd1e5b5e9c82224303ab68d4c5a5d86f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53175bcc0524f37b47062fafdda28e3f8eb91d519ca0a184ca71bbebe72f969a</text:p>
          </table:table-cell>
        </table:table-row>
        <table:table-row table:style-name="ro1">
          <table:table-cell office:value-type="string" calcext:value-type="string">
            <text:p>tux</text:p>
          </table:table-cell>
          <table:table-cell office:value-type="string" calcext:value-type="string">
            <text:p>aa4b5866530293a019d1992a9d08b9c9c128f37325004b8ecba40274fecf1c7d</text:p>
          </table:table-cell>
        </table:table-row>
        <table:table-row table:style-name="ro1">
          <table:table-cell/>
          <table:table-cell office:value-type="string" calcext:value-type="string">
            <text:p>3bb82951475cdbe47b7c8d40079b796a1538ac3c9b151d9fc47fc0ad2cd045d5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 office:value-type="string" calcext:value-type="string">
            <text:p>da4d47d486c674b0e05b992713276b345aaa1858d3f147b4b185ad5215cfdc69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f2ca1bb6c7e907d06dafe4687e579fce76b37e4e93b7605022da52e6ccc26fd2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6d9010b2b7a1483b256ae7477738dba7c530bd9ba53db1d6691441e74b83608a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office:value-type="string" calcext:value-type="string">
            <text:p>9c5955fc99a60b8f6dee6cf582c4420d91e1b3e2a201f532c91e2cbdfce7fa51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3b5485dd0909db36922ecd8578f18da11954810e63582f302c10881ac5c47534</text:p>
          </table:table-cell>
        </table:table-row>
        <table:table-row table:style-name="ro1">
          <table:table-cell office:value-type="string" calcext:value-type="string">
            <text:p>sysadmin</text:p>
          </table:table-cell>
          <table:table-cell office:value-type="string" calcext:value-type="string">
            <text:p>eb180a4d399183d1ee18006e81e77ddbdb187e871d761f94fb01f80ba467ebc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09:54:25.089451360</meta:creation-date>
    <dc:date>2025-11-14T10:03:26.633192794</dc:date>
    <meta:editing-duration>PT9M2S</meta:editing-duration>
    <meta:editing-cycles>1</meta:editing-cycles>
    <meta:document-statistic meta:table-count="1" meta:cell-count="23" meta:object-count="0"/>
    <meta:generator>LibreOffice/25.8.2.2$Linux_X86_64 LibreOffice_project/d401f2107ccab8f924a8e2df40f573aab7605b6f</meta:generator>
  </office:meta>
</office:document-meta>
</file>